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3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CHESAPEAKE</text:span><text:span text:style-name="T1_2"><text:s/></text:span><text:span text:style-name="T1_3">HEALTH</text:span><text:span text:style-name="T1_4"><text:s/></text:span><text:span text:style-name="T1_5">DISTRICT</text:span></text:h>
        </text:list-item>
      </text:list>
      <text:p text:style-name="P2"/>
      <text:p text:style-name="P3"/>
      <text:p text:style-name="P4"><text:span text:style-name="T4_1">Nancy</text:span><text:span text:style-name="T4_2"><text:s/></text:span><text:span text:style-name="T4_3">M</text:span><text:span text:style-name="T4_4">.<text:s/></text:span><text:span text:style-name="T4_5">Welch</text:span><text:span text:style-name="T4_6">,<text:s/></text:span><text:span text:style-name="T4_7">M</text:span><text:span text:style-name="T4_8">.</text:span><text:span text:style-name="T4_9">D</text:span><text:span text:style-name="T4_10">.,<text:s/></text:span><text:span text:style-name="T4_11">MBA</text:span><text:span text:style-name="T4_12">,<text:s/></text:span><text:span text:style-name="T4_13">MHA</text:span></text:p>
      <text:p text:style-name="P5"><text:span text:style-name="T5_1">District</text:span><text:span text:style-name="T5_2"><text:s/></text:span><text:span text:style-name="T5_3">Director</text:span><text:span text:style-name="T5_4"><text:s/></text:span></text:p>
      <text:p text:style-name="P6"/>
      <text:p text:style-name="P7"><text:span text:style-name="T7_1">Aleta</text:span><text:span text:style-name="T7_2"><text:s/></text:span><text:span text:style-name="T7_3">L</text:span><text:span text:style-name="T7_4">.<text:s/></text:span><text:span text:style-name="T7_5">Carmody</text:span><text:span text:style-name="T7_6"><text:s/><text:tab/>(757)<text:s/>382-8629</text:span></text:p>
      <text:p text:style-name="P8"><text:span text:style-name="T8_1">Secretary</text:span></text:p>
      <text:p text:style-name="P9"/>
      <text:p text:style-name="P10"><text:span text:style-name="T10_1">Richard</text:span><text:span text:style-name="T10_2"><text:s/></text:span><text:span text:style-name="T10_3">L</text:span><text:span text:style-name="T10_4">.<text:s/></text:span><text:span text:style-name="T10_5">Witwer</text:span><text:span text:style-name="T10_6"><text:tab/>(757)<text:s/>382-8628</text:span></text:p>
      <text:p text:style-name="P11"><text:span text:style-name="T11_1">Administrator</text:span></text:p>
      <text:p text:style-name="P12"/>
      <text:p text:style-name="P13"><text:span text:style-name="T13_1">Jeffrey</text:span><text:span text:style-name="T13_2"><text:s/></text:span><text:span text:style-name="T13_3">S</text:span><text:span text:style-name="T13_4">.<text:s/></text:span><text:span text:style-name="T13_5">Goodchild</text:span><text:span text:style-name="T13_6"><text:tab/>(757)<text:s/>382-8665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/text:p>
      <text:p text:style-name="P15"/>
      <text:p text:style-name="P16"><text:span text:style-name="T16_1">Marian</text:span><text:span text:style-name="T16_2"><text:s/></text:span><text:span text:style-name="T16_3">Vollmer</text:span><text:span text:style-name="T16_4">,<text:s/></text:span><text:span text:style-name="T16_5">RN</text:span><text:span text:style-name="T16_6"><text:tab/>(757)<text:s/>382-8640</text:span></text:p>
      <text:p text:style-name="P17"><text:span text:style-name="T17_1">Nurse</text:span><text:span text:style-name="T17_2"><text:s/></text:span><text:span text:style-name="T17_3">Manager</text:span><text:span text:style-name="T17_4"><text:s/></text:span></text:p>
      <text:p text:style-name="P18"/>
      <text:p text:style-name="P19"/>
      <text:p text:style-name="P20"><text:span text:style-name="T20_1">Chesapeake</text:span><text:span text:style-name="T20_2"><text:s/></text:span><text:span text:style-name="T20_3">H</text:span><text:span text:style-name="T20_4">.</text:span><text:span text:style-name="T20_5">D</text:span><text:span text:style-name="T20_6">.</text:span><text:span text:style-name="T20_7"><text:tab/></text:span><text:span text:style-name="T20_8">COST</text:span><text:span text:style-name="T20_9"><text:s/></text:span><text:span text:style-name="T20_10">CODE</text:span><text:span text:style-name="T20_11">:<text:s text:c="2"/>028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</text:span><text:span text:style-name="T21_6">FIPS</text:span><text:span text:style-name="T21_7"><text:s/></text:span><text:span text:style-name="T21_8">CODE</text:span><text:span text:style-name="T21_9">:<text:s text:c="2"/>550</text:span></text:p>
      <text:p text:style-name="P22"><text:span text:style-name="T22_1">748<text:s/></text:span><text:span text:style-name="T22_2">Battlefield</text:span><text:span text:style-name="T22_3"><text:s/></text:span><text:span text:style-name="T22_4">Boulevard</text:span><text:span text:style-name="T22_5">,<text:s/></text:span><text:span text:style-name="T22_6">North</text:span><text:span text:style-name="T22_7"><text:tab/></text:span><text:span text:style-name="T22_8">SITE</text:span><text:span text:style-name="T22_9"><text:s/></text:span><text:span text:style-name="T22_10">CODE</text:span><text:span text:style-name="T22_11">:<text:s text:c="2"/>234</text:span></text:p>
      <text:p text:style-name="P23"><text:span text:style-name="T23_1"><text:tab/></text:span><text:span text:style-name="T23_2">Chesapeake</text:span><text:span text:style-name="T23_3">,<text:s/></text:span><text:span text:style-name="T23_4">VA</text:span><text:span text:style-name="T23_5"><text:s/>23320<text:tab/>(757)<text:s/>382-8600</text:span></text:p>
      <text:p text:style-name="P24"><text:span text:style-name="T24_1"><text:tab/></text:span><text:span text:style-name="T24_2">FAX</text:span><text:span text:style-name="T24_3"><text:s/>(757)<text:s/>547-0298</text:span></text:p>
      <text:p text:style-name="P25"/>
      <text:p text:style-name="P26"/>
      <text:p text:style-name="P27"><text:span text:style-name="T27_1">BRANCH</text:span><text:span text:style-name="T27_2">:</text:span></text:p>
      <text:p text:style-name="P28"/>
      <text:p text:style-name="P29"><text:span text:style-name="T29_1">South</text:span><text:span text:style-name="T29_2"><text:s/></text:span><text:span text:style-name="T29_3">Norfolk</text:span><text:span text:style-name="T29_4"><text:s/></text:span><text:span text:style-name="T29_5">Health</text:span><text:span text:style-name="T29_6"><text:s/></text:span><text:span text:style-name="T29_7">Center</text:span><text:span text:style-name="T29_8"><text:tab/>(757)<text:s/>382-2600</text:span></text:p>
      <text:p text:style-name="P30"><text:span text:style-name="T30_1">490<text:s/></text:span><text:span text:style-name="T30_2">Liberty</text:span><text:span text:style-name="T30_3"><text:s/></text:span><text:span text:style-name="T30_4">Street</text:span><text:span text:style-name="T30_5"><text:tab/>(757)<text:s/>382-3720</text:span></text:p>
      <text:p text:style-name="P31"><text:span text:style-name="T31_1">Chesapeake</text:span><text:span text:style-name="T31_2">,<text:s/></text:span><text:span text:style-name="T31_3">VA</text:span><text:span text:style-name="T31_4"><text:s text:c="2"/>23324<text:tab/></text:span><text:span text:style-name="T31_5">FAX</text:span><text:span text:style-name="T31_6"><text:s/>(757)<text:s/>382-2607</text:span></text:p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